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10000000000000200000002000309F1C.png" manifest:media-type="image/png"/>
  <manifest:file-entry manifest:full-path="Pictures/200000020000027C00000117EA74D64D.eps" manifest:media-type=""/>
  <manifest:file-entry manifest:full-path="Pictures/20000001000001790000012D3928A6AB.svm" manifest:media-type=""/>
  <manifest:file-entry manifest:full-path="Pictures/20000001000001790000012D35D48ABB.svm" manifest:media-type=""/>
  <manifest:file-entry manifest:full-path="Pictures/2000000100000113000001311ECC68A8.svm" manifest:media-type=""/>
  <manifest:file-entry manifest:full-path="Pictures/200000010000016400000135C081B7A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946cm" svg:height="3.047cm" svg:x="2.877cm" svg:y="0.667cm">
          <draw:image xlink:href="Pictures/200000020000027C00000117EA74D64D.eps" xlink:type="simple" xlink:show="embed" xlink:actuate="onLoad">
            <text:p/>
          </draw:image>
        </draw:frame>
        <draw:frame draw:style-name="gr2" draw:layer="layout" svg:width="0.937cm" svg:height="0.911cm" svg:x="10.207cm" svg:y="2.787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.568cm" svg:y="2.78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802cm" svg:height="0.911cm" svg:x="4.825cm" svg:y="1.976cm">
          <draw:text-box>
            <text:p>واپس کار</text:p>
          </draw:text-box>
        </draw:frame>
        <draw:frame draw:style-name="gr3" draw:text-style-name="P1" draw:layer="layout" svg:width="0.739cm" svg:height="0.365cm" svg:x="3.793cm" svg:y="0.27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329cm" svg:height="0.365cm" svg:x="2.556cm" svg:y="2.026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38cm" svg:height="0.365cm" svg:x="4.497cm" svg:y="1.2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406cm" svg:height="0.42cm" svg:x="6.671cm" svg:y="1.159cm">
          <draw:image xlink:href="Pictures/20000001000001530000015F4E17BAD0.svm" xlink:type="simple" xlink:show="embed" xlink:actuate="onLoad">
            <text:p/>
          </draw:image>
        </draw:frame>
        <draw:frame draw:style-name="gr3" draw:text-style-name="P1" draw:layer="layout" svg:width="0.739cm" svg:height="0.365cm" svg:x="8.892cm" svg:y="0.27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51cm" svg:height="0.36cm" svg:x="8.705cm" svg:y="1.095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38cm" svg:height="0.365cm" svg:x="9.774cm" svg:y="1.465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456cm" svg:height="0.355cm" svg:x="7.892cm" svg:y="1.098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29cm" svg:height="0.365cm" svg:x="7.689cm" svg:y="1.856cm">
          <draw:image xlink:href="Pictures/2000000100000113000001311ECC68A8.svm" xlink:type="simple" xlink:show="embed" xlink:actuate="onLoad">
            <text:p/>
          </draw:image>
        </draw:frame>
        <draw:frame draw:style-name="gr9" draw:text-style-name="P1" draw:layer="layout" svg:width="0.446cm" svg:height="0.355cm" svg:x="7.892cm" svg:y="2.687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1cm" svg:height="0.36cm" svg:x="8.705cm" svg:y="2.68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9.86cm" svg:y="2.679cm">
          <draw:image xlink:href="Pictures/200000010000016400000135C081B7A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05T13:55:58</meta:creation-date>
    <meta:editing-duration>PT47M41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3-19T09:46:32</dc:date>
    <dc:creator>kkk </dc:creator>
    <meta:document-statistic meta:object-count="16"/>
    <meta:template xlink:type="simple" xlink:actuate="onRequest" xlink:title="kkkFigures" xlink:href="../../../../.libreoffice/3/user/template/kkkFigures.otg" meta:date="2014-01-05T13:55:56"/>
  </office:meta>
</office:document-meta>
</file>